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969cm" svg:height="2.159cm" svg:x="11.541cm" svg:y="2.651cm">
          <text:p text:style-name="P1">AbstractParticl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842cm" svg:height="1.905cm" svg:x="8.239cm" svg:y="5.953cm">
          <text:p text:style-name="P1">CircleParticl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223cm" svg:height="1.905cm" svg:x="15.097cm" svg:y="5.953cm">
          <text:p text:style-name="P1">KnapsackParticl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525cm" svg:y1="4.81cm" svg:x2="11.16cm" svg:y2="5.953cm" draw:start-shape="id1" draw:start-glue-point="2" draw:end-shape="id2" draw:end-glue-point="0" svg:d="m14525 4810v571h-3365v572" svg:viewBox="0 0 3366 1144">
          <text:p/>
        </draw:connector>
        <draw:connector draw:style-name="gr2" draw:text-style-name="P1" draw:layer="layout" svg:x1="14.525cm" svg:y1="4.81cm" svg:x2="18.208cm" svg:y2="5.953cm" draw:start-shape="id1" draw:start-glue-point="2" draw:end-shape="id3" draw:end-glue-point="0" svg:d="m14525 4810v571h3683v572" svg:viewBox="0 0 3684 1144">
          <text:p/>
        </draw:connector>
        <draw:frame draw:style-name="gr3" draw:text-style-name="P2" draw:layer="layout" svg:width="0.502cm" svg:height="0.962cm" svg:x="3.032cm" svg:y="10.27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lense </meta:initial-creator>
    <meta:creation-date>2013-11-18T12:25:23</meta:creation-date>
    <dc:date>2013-11-18T12:28:19</dc:date>
    <dc:creator>falense </dc:creator>
    <meta:editing-duration>P0D</meta:editing-duration>
    <meta:editing-cycles>1</meta:editing-cycles>
    <meta:document-statistic meta:object-count="6"/>
    <meta:generator>LibreOffice/4.0.2.2$Linux_X86_64 LibreOffice_project/400m0$Build-2</meta:generator>
  </office:meta>
</office:document-meta>
</file>